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f48f" officeooo:paragraph-rsid="000df48f"/>
    </style:style>
    <style:style style:name="P2" style:family="paragraph" style:parent-style-name="Standard">
      <style:text-properties officeooo:rsid="000ed742" officeooo:paragraph-rsid="000ed742"/>
    </style:style>
    <style:style style:name="P3" style:family="paragraph" style:parent-style-name="Standard">
      <style:text-properties fo:font-weight="bold" officeooo:rsid="000df48f" officeooo:paragraph-rsid="000df48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cios</text:p>
      <text:p text:style-name="P1"/>
      <text:p text:style-name="P2">Los socios de la conferencia son todos los actores que consideran que la pregunta es importante y que desean contribuir en la medida de sus posibilidades. Algunos proporcionan apoyo financiero esencial, los demás participan en la promoción y difusión de información en torno a la conferencia, son miembros del comité organizador de la conferencia, dirigen talleres, participan en la exposición. </text:p>
      <text:p text:style-name="P2"/>
      <text:p text:style-name="P2"/>
      <text:p text:style-name="P2">SER SOCI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0:45:30.978372173</meta:creation-date>
    <dc:date>2018-05-20T22:21:13.809218919</dc:date>
    <meta:editing-duration>PT2M42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3" meta:word-count="63" meta:character-count="410" meta:non-whitespace-character-count="349"/>
  </office:meta>
</office:document-meta>
</file>